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orgia" svg:font-family="Georgia, serif"/>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STSong" svg:font-family="STSong" style:font-pitch="variable"/>
    <style:font-face style:name="Tinos" svg:font-family="Tinos"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line-height="150%"/>
      <style:text-properties style:font-name="Times New Roman" fo:font-size="12pt" style:font-size-asian="12pt" style:font-size-complex="12pt"/>
    </style:style>
    <style:style style:name="P2" style:family="paragraph" style:parent-style-name="Preformatted_20_Text" style:list-style-name="L1">
      <style:paragraph-properties fo:line-height="150%"/>
      <style:text-properties style:font-name="Times New Roman" fo:font-size="12pt" style:font-size-asian="12pt" style:font-size-complex="12pt"/>
    </style:style>
    <style:style style:name="P3" style:family="paragraph" style:parent-style-name="Preformatted_20_Text" style:list-style-name="L2">
      <style:paragraph-properties fo:line-height="150%"/>
      <style:text-properties style:font-name="Times New Roman" fo:font-size="12pt" style:font-size-asian="12pt" style:font-size-complex="12pt"/>
    </style:style>
    <style:style style:name="P4" style:family="paragraph" style:parent-style-name="Preformatted_20_Text" style:list-style-name="L3">
      <style:paragraph-properties fo:line-height="150%"/>
      <style:text-properties style:font-name="Times New Roman" fo:font-size="12pt" style:font-size-asian="12pt" style:font-size-complex="12pt"/>
    </style:style>
    <style:style style:name="P5" style:family="paragraph" style:parent-style-name="Preformatted_20_Text" style:list-style-name="L4">
      <style:paragraph-properties fo:line-height="150%"/>
      <style:text-properties style:font-name="Times New Roman" fo:font-size="12pt" style:font-size-asian="12pt" style:font-size-complex="12pt"/>
    </style:style>
    <style:style style:name="P6" style:family="paragraph" style:parent-style-name="Preformatted_20_Text" style:list-style-name="L5">
      <style:paragraph-properties fo:line-height="150%"/>
      <style:text-properties style:font-name="Times New Roman" fo:font-size="12pt" style:font-size-asian="12pt" style:font-size-complex="12pt"/>
    </style:style>
    <style:style style:name="P7" style:family="paragraph" style:parent-style-name="Preformatted_20_Text" style:list-style-name="L6">
      <style:paragraph-properties fo:line-height="150%"/>
      <style:text-properties style:font-name="Times New Roman" fo:font-size="12pt" style:font-size-asian="12pt" style:font-size-complex="12pt"/>
    </style:style>
    <style:style style:name="P8" style:family="paragraph" style:parent-style-name="Preformatted_20_Text" style:list-style-name="L9">
      <style:paragraph-properties fo:line-height="150%"/>
      <style:text-properties style:font-name="Times New Roman" fo:font-size="12pt" style:font-size-asian="12pt" style:font-size-complex="12pt"/>
    </style:style>
    <style:style style:name="P9" style:family="paragraph" style:parent-style-name="Preformatted_20_Text">
      <style:paragraph-properties fo:line-height="150%"/>
      <style:text-properties style:font-name="Times New Roman" fo:font-size="11pt" style:font-size-asian="11pt" style:font-size-complex="11pt"/>
    </style:style>
    <style:style style:name="P10" style:family="paragraph" style:parent-style-name="Preformatted_20_Text">
      <style:paragraph-properties fo:line-height="100%"/>
      <style:text-properties style:font-name="Times New Roman" fo:font-size="11pt" style:font-size-asian="11pt" style:font-size-complex="11pt"/>
    </style:style>
    <style:style style:name="P11" style:family="paragraph" style:parent-style-name="Preformatted_20_Text" style:list-style-name="L7">
      <style:paragraph-properties fo:line-height="100%"/>
      <style:text-properties style:font-name="Times New Roman" fo:font-size="11pt" style:font-size-asian="11pt" style:font-size-complex="11pt"/>
    </style:style>
    <style:style style:name="P12" style:family="paragraph" style:parent-style-name="Preformatted_20_Text" style:list-style-name="L9">
      <style:paragraph-properties fo:line-height="150%"/>
    </style:style>
    <style:style style:name="T1" style:family="text">
      <style:text-properties style:font-name="Times New Roman" fo:font-size="12pt" style:font-size-asian="12pt" style:font-size-complex="12pt"/>
    </style:style>
    <style:style style:name="T2" style:family="text">
      <style:text-properties fo:font-variant="normal" fo:text-transform="none" fo:color="#333333" fo:language="en" fo:country="none" fo:font-style="normal" fo:font-weight="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sters Thesis Proposal </text:p>
      <text:p text:style-name="P1">Thomas Logan</text:p>
      <text:p text:style-name="P1"/>
      <text:p text:style-name="P1">****Describe <text:s/>thesis work in general terms****</text:p>
      <text:p text:style-name="P1"><text:tab/>The goal of this masters thesis is to develop formal propositions and proofs of communication patterns in Concurrent ML[?] that have practical benefits towards performance in multiprocessor environments. <text:s/>We will develop a constraint-based static analysis that describes all the communications possible with varying precision. <text:s/>We will also define a small-step semantics for Concurrent ML and prove that our analysis is sound with respect to the semantics. <text:s/>Our propositions, proofs, and theorems will use Isabelle/HOL[?] as the formal language of reasoning. <text:s/>The proofs will also be mechanically checked using Isabelle[?].</text:p>
      <text:p text:style-name="P1"/>
      <text:p text:style-name="P1">****Describe object of study ****</text:p>
      <text:p text:style-name="P1"><text:tab/>Concurrent programming languages provide linguistic features that separate the placement of code from the execution order of code. <text:s/>The separation may be advantageous for a variety of reasons. Conceptually distinct tasks may need to overlap in time, but are easier to understand if they are kept separate. <text:s/>If it's not necessary for tasks to be ordered in a precise way, then it may be better that the program not specify the timing and instead allow a scheduler to find an execution order based on runtime conditions. <text:s/>A common use case for concurrent languages is GUI programming, in which the program has to process various requests while remaining responsive to subsequent user inputs and continually providing the user with the latest information it has processed.</text:p>
      <text:p text:style-name="P1"><text:tab/>Concurrent ML is a concurrent language that offers a process abstraction so that the placement of code need not have bearing on the execution order. <text:s/>The language provides a synchronization mechanism that enables specification of execution order between non-adjacent code segments. <text:s/>It is often the case that synchronization is necessary when data is shared. <text:s/>Thus, synchronization and data sharing mechanisms are actually subsumed by a uniform communication mechanism. <text:s/>The uniform mechanism is safer<text:note text:id="ftn0" text:note-class="footnote"><text:note-citation>1</text:note-citation><text:note-body><text:p text:style-name="P9">. <text:s/>The communication mechanism does not guarantee proper synchronization. <text:s/>It is still possible to write a deadlocked program. <text:s/>Perhaps a past/future static analysis can detect deadlock[?]</text:p></text:note-body></text:note> than two distinct mechanisms, since a program is unsound if it doesn't synchronize when necessary but still sound if it synchronizes when unnecessary. <text:s/>Additional process abstractions can be used for sharing data asynchronously, which can provide better usability or performance in some instances.</text:p>
      <text:p text:style-name="P1"><text:tab/>Processes communicate by having shared access to a common channel. <text:s/>A channel can be used <text:soft-page-break/>to either send data or receive data. <text:s/>A given channel can have multiple processes sending data on it and multiple processes receiving data from it over the course of the program's execution. <text:s/>A many-to-many channel has any number of senders and receivers; a one-to-many channel has one sender and any number of receivers; a many-to-one channel has any number of senders and exactly one receiver; a one-to-one channel has exactly one of each; a one-shot channel has exactly one sender and sends data only once.</text:p>
      <text:p text:style-name="P1"/>
      <text:p text:style-name="P1">****Describe motivation for thesis work****</text:p>
      <text:p text:style-name="P1"><text:tab/>A uniprocessor implementation of synchronous communication is inexpensive. <text:s/>Using a fairly course-grain interleaving, the communication on a channel can proceed by checking if the channel is in one of two possible states: either a corresponding process is available or there's nothing waiting. <text:s/>The implementation need not consider states where other processes are also trying to communicate on the same channel, since the course-grain interleaving ensure that other processes have made no partial communication progress. <text:s/>In a multiprocessor setting processes can run in parallel and multiple processes can simultaneously make partial progress in communication on the same channel. <text:s/>The multiprocessor implementation of communication is more expensive than that of the uniprocessor, since it must consider additional states related to competing processes making partial communication progress. <text:s/>Channels known to have only one sender or one receiver can have lower communication costs than those with arbitrary number of senders and arbitrary number of receivers, since the cost of handling competing processes can be at least partially eliminated.</text:p>
      <text:p text:style-name="P1"><text:tab/>A static analysis that describes communication patterns of channels has practical benefits in at least two ways. <text:s/>It can highlight which channels are candidates for optimized implementations of communication, or in a language extension allowing specification of restricted channels, it can conservatively verify the correct usage of restricted channels. <text:s/>The utility of the static analysis additionally depends on it being informative, sound, and computable. <text:s/>The analysis is informative iff there exist programs about which the analysis describes information that is not directly observable. The analysis is sound iff the information it describes about a program is the same or less precise than the semantics of the program. The analysis is computable iff there exists an algorithm that determines all the values described by the analysis on any input program.</text:p>
      <text:p text:style-name="P1"/>
      <text:p text:style-name="P1">****Describe thesis work in light of new details****</text:p>
      <text:p text:style-name="P1"><text:tab/>Our static analysis will describe for all channels in a program, all processes that possibly send or receive on the channel. <text:s/>Additionally, it will classify channels as one-shot, one-to-one, one-to-many, <text:soft-page-break/>many-to-one, or many-to-many. <text:s/>We will show that the static analysis is informative by demonstrating programs for which the static analysis classifies some channels as one-to-many, many-to-one or more precise. <text:s/>We will show that the static analysis is sound by showing that for any program the execution of the program results in the same sends and receives or fewer compared to the possible sends and receives described by the analysis. <text:s/>We will show that the static analysis is computable by demonstrating the existence of a computable function that takes any program as input and generates all sends and receives described by the analysis. <text:s/></text:p>
      <text:p text:style-name="P1"><text:tab/>We will ensure the correctness of our results by constructing our analysis, semantics, and theorems in the formal language of Isabelle/HOL, which will enable mechanical verification by the proof assistant Isabelle. <text:s/>To aid the development of formal proofs, we will design the analysis as constraint-based, in terms of axioms and inference rules, in contrast to recursive functions. Additionally, to aid the scrutiny of the adequacy of our definitions and propositions, we will express our definitions and propositions, with the fewest number of structures necessary. <text:s/>Thus, efficiency of computation will be ignored.</text:p>
      <text:p text:style-name="P1"><text:s text:c="2"/></text:p>
      <text:p text:style-name="P1">**** Communication Analysis by Reppy and Xiao****</text:p>
      <text:p text:style-name="P1"><text:tab/>Reppy and Xiao previously developed an efficient algorithmic analysis that determines some upper bound on the set of processes that send and receive on channels. <text:s/>The algorithm proceeds in multiple steps that produce intermediate data structures, used for efficient lookup in the subsequent steps. <text:s/>The algorithm starts with a control-flow analysis that determines a mappings from names or variables to abstract values, for functions, channels and other values. <text:s/>Relying on information from the mappings to abstract (or approximate) values, it constructs a control-flow graph that indicates the possible paths of execution through function application, channel communication, and process spawning. <text:s/>Using the control-flow graph, it then performs data-flow analysis in order to determine a mapping from program points to all possible control paths leading into that point. <text:s/>The algorithm determines the program points for sends and receives on channel variables, using the mappings to abstract values. <text:s/>Then it uses the mapping to control-paths to determine all control-paths that send or receive on each channel, from which it classifies channels as one-shot, one-to-many, and so on.</text:p>
      <text:p text:style-name="P1">****Describe how this work will incorporate and differ****</text:p>
      <text:p text:style-name="P1"/>
      <text:p text:style-name="P1">****Constraint-Based Analysis by Fluet****</text:p>
      <text:p text:style-name="P1">****Describe how this work will incorporate and differ****</text:p>
      <text:p text:style-name="P1"/>
      <text:p text:style-name="P1"><text:soft-page-break/>****Describe previous work by Paulson, Harrison, Gordon, Klein, Leroy, Chlipala etc****</text:p>
      <text:list xml:id="list7090056363318303510" text:style-name="L9">
        <text:list-item>
          <text:p text:style-name="P8">competing systems: </text:p>
          <text:list>
            <text:list-item>
              <text:p text:style-name="P8">dependent vs simple</text:p>
            </text:list-item>
            <text:list-item>
              <text:p text:style-name="P8">CoC vs HOL</text:p>
            </text:list-item>
            <text:list-item>
              <text:p text:style-name="P8">proofs as terms vs proofs as meta-terms</text:p>
            </text:list-item>
            <text:list-item>
              <text:p text:style-name="P8">props/sets as types vs props/sets as terms</text:p>
            </text:list-item>
            <text:list-item>
              <text:p text:style-name="P8">types as terms vs types distinct from terms</text:p>
            </text:list-item>
            <text:list-item>
              <text:p text:style-name="P8">programming with dependent types: </text:p>
              <text:list>
                <text:list-item>
                  <text:p text:style-name="P8"><text:a xlink:type="simple" xlink:href="http://adam.chlipala.net/cpdt/cpdt.pdf" text:style-name="Internet_20_link" text:visited-style-name="Visited_20_Internet_20_Link">http://adam.chlipala.net/cpdt/cpdt.pdf</text:a></text:p>
                </text:list-item>
              </text:list>
            </text:list-item>
            <text:list-item>
              <text:p text:style-name="P12"><text:span text:style-name="T1">simple theory of types: </text:span></text:p>
              <text:list>
                <text:list-item>
                  <text:p text:style-name="P8"><text:a xlink:type="simple" xlink:href="http://www.cl.cam.ac.uk/techreports/UCAM-CL-TR-175.pdf" text:style-name="Internet_20_link" text:visited-style-name="Visited_20_Internet_20_Link">http://www.cl.cam.ac.uk/techreports/UCAM-CL-TR-175.pdf</text:a></text:p>
                </text:list-item>
              </text:list>
            </text:list-item>
          </text:list>
        </text:list-item>
      </text:list>
      <text:p text:style-name="P1"><text:span text:style-name="T1"/></text:p>
      <text:p text:style-name="P1">****Describe how this work will incorporate and differ****</text:p>
      <text:p text:style-name="P1"><text:tab/></text:p>
      <text:p text:style-name="P1"><text:tab/></text:p>
      <text:p text:style-name="P1"/>
      <text:p text:style-name="P1"/>
      <text:p text:style-name="P1"/>
      <text:p text:style-name="P1"/>
      <text:p text:style-name="P1">---- Related Work ----</text:p>
      <text:p text:style-name="P10"/>
      <text:list xml:id="list7152788034938822398" text:style-name="L7">
        <text:list-item>
          <text:p text:style-name="P11">Concurrent ML specialization:</text:p>
          <text:list>
            <text:list-item>
              <text:p text:style-name="P11">http://people.cs.uchicago.edu/~jhr/papers/2007/popl-cml-opt.pdf</text:p>
            </text:list-item>
          </text:list>
        </text:list-item>
        <text:list-item>
          <text:p text:style-name="P11">parallel concurrent ml:</text:p>
          <text:list>
            <text:list-item>
              <text:p text:style-name="P11">http://people.cs.uchicago.edu/~jhr/papers/2009/icfp-parallel-cml.pdf</text:p>
            </text:list-item>
          </text:list>
        </text:list-item>
        <text:list-item>
          <text:p text:style-name="P11">Deadlock in Go: </text:p>
          <text:list>
            <text:list-item>
              <text:p text:style-name="P11">https://arxiv.org/pdf/1608.08330.pdf</text:p>
            </text:list-item>
          </text:list>
        </text:list-item>
        <text:list-item>
          <text:p text:style-name="P11">Finite communication topologies in CML:</text:p>
          <text:list>
            <text:list-item>
              <text:p text:style-name="P11"><text:a xlink:type="simple" xlink:href="http://citeseerx.ist.psu.edu/viewdoc/download?doi=10.1.1.36.9162&amp;rep=rep1&amp;type=pdf" text:style-name="Internet_20_link" text:visited-style-name="Visited_20_Internet_20_Link">http://citeseerx.ist.psu.edu/viewdoc/download?doi=10.1.1.36.9162&amp;rep=rep1&amp;type=pdf</text:a></text:p>
            </text:list-item>
          </text:list>
        </text:list-item>
        <text:list-item>
          <text:p text:style-name="P11"><text:span text:style-name="T2">Communication Topology Analysis:</text:span></text:p>
          <text:list>
            <text:list-item>
              <text:p text:style-name="P11"><text:a xlink:type="simple" xlink:href="http://perso.univ-perp.fr/matthieu.martel/spin2000.pdf" text:style-name="Internet_20_link" text:visited-style-name="Visited_20_Internet_20_Link"><text:span text:style-name="T2">http://perso.univ-perp.fr/matthieu.martel/spin2000.pdf</text:span></text:a></text:p>
            </text:list-item>
          </text:list>
        </text:list-item>
      </text:list>
      <text:p text:style-name="P10"><text:span text:style-name="T2"/></text:p>
      <text:list xml:id="list2123284829" text:continue-numbering="true" text:style-name="L7">
        <text:list-item>
          <text:list>
            <text:list-header>
              <text:p text:style-name="P11"><text:span text:style-name="T2"/></text:p>
            </text:list-header>
          </text:list>
        </text:list-item>
      </text:list>
      <text:p text:style-name="P1"/>
      <text:p text:style-name="P1"/>
      <text:p text:style-name="P1"/>
      <text:p text:style-name="P1"/>
      <text:p text:style-name="P1"><text:soft-page-break/>--------OLD BELOW-------------</text:p>
      <text:p text:style-name="P1"/>
      <text:p text:style-name="P1"><text:tab/></text:p>
      <text:p text:style-name="P1"><text:tab/>concurrent programming languages make conceptually distinct activities explicit by providing a linguistic features to create process abstractions. <text:s/>and factors out the ordering of operations between different processes. <text:s/>Although it is possible for a scheduler to be deterministic, some may be nondeterministic, and programs written in a concurrent language typically are written without assuming any particular ordering between processes. <text:s/>A concurrent language may provide explicit operators to restrict or control the ordering between processes. <text:s/>Concurrent ML has an explicit operator for synchronization between two processes. <text:s/>It requires two processes to reach a particular step before either can proceed. Synchronization is also in charge of communication between processes and excluding processes from communication [?]. <text:s/>The rationale for Concurrent ML’s design has been discussed extensively [?] and is beyond the scope of this paper.</text:p>
      <text:p text:style-name="P1"/>
      <text:p text:style-name="P1"><text:tab/>Concurrency refers to conceptually distinct activities overlapping in time. <text:s/>For instance, playing soccer might be described as running and kicking a ball concurrently. <text:s/></text:p>
      <text:p text:style-name="P1"/>
      <text:p text:style-name="P1"/>
      <text:p text:style-name="P1"><text:tab/>This proposal for an MS Thesis is to develop an analysis for recognizing communication topologies Concurrent ML programs. <text:s/>Processes in Concurrent ML communicate and coordinate by synchronously sending or receiving messages over channels, which are shared resources. <text:s/>This work will expand on previous work by John Reppy and Yingqi Xiao[?], by developing an analysis of a large subset of Concurrent ML that includes synchronous events and the choice combinator. <text:s/>The object language (Concurrent ML) will be defined operationally, with a syntax and semantics describing the execution of the language [?]. <text:s/>(Alternatively, the object language could be described with a shallow embedding [? HOL Light tutorial / Harrison / Gordan / Djikstra]; the semantics of the language would be defined as the weakest preconditions within the observer’s language and without syntax or operational semantics.) <text:s/>In contrast to the algorithmic analysis previously developed by Xiao and Reppy, the analysis of this work will be declarative in the style of Matthew Fluet’s control-flow analysis of System F [?]. <text:s text:c="2"/>Properties of the analysis will be proven formally and mechanically checked using HOL[? HOL Light / HOL4 / Isabelle/HOL].</text:p>
      <text:p text:style-name="P1"/>
      <text:p text:style-name="P1">Reppy type-sensitive CFA:</text:p>
      <text:list xml:id="list5536434073393722990" text:style-name="L1">
        <text:list-item>
          <text:p text:style-name="P2"><text:soft-page-break/></text:p>
        </text:list-item>
      </text:list>
      <text:p text:style-name="P1"/>
      <text:p text:style-name="P1">Fluet constraint-based CFA:</text:p>
      <text:list xml:id="list1875401121530139915" text:style-name="L2">
        <text:list-item>
          <text:p text:style-name="P3">solve judgements that assert that abstract environments are acceptable for expressions or bindings (as defined in the object language).</text:p>
        </text:list-item>
      </text:list>
      <text:p text:style-name="P1"/>
      <text:p text:style-name="P1">Reppy-Xiao topology recognition algorithm:</text:p>
      <text:list xml:id="list9109227745240661068" text:style-name="L3">
        <text:list-item>
          <text:p text:style-name="P4">determine abstract values - CFA.</text:p>
        </text:list-item>
        <text:list-item>
          <text:p text:style-name="P4">determine the send sites and receive sites for each channel using abstract values.</text:p>
        </text:list-item>
        <text:list-item>
          <text:p text:style-name="P4">construct a control flow graph using the receive sites and send sites.</text:p>
        </text:list-item>
        <text:list-item>
          <text:p text:style-name="P4">construct a map from program points to controls paths using the graph.</text:p>
        </text:list-item>
        <text:list-item>
          <text:p text:style-name="P4">determine the controls paths for each channel using the map and the send and receive sites.</text:p>
        </text:list-item>
        <text:list-item>
          <text:p text:style-name="P4">categorize communication pattern from control paths for each channel.</text:p>
        </text:list-item>
      </text:list>
      <text:p text:style-name="P1"/>
      <text:p text:style-name="P1">Proposed topology recognition algorithm:</text:p>
      <text:list xml:id="list2960054774201794420" text:style-name="L4">
        <text:list-item>
          <text:p text:style-name="P5">solve judgements that assert channels to be fan-in, fan-out, or one-to-one, or one-shot.</text:p>
        </text:list-item>
      </text:list>
      <text:p text:style-name="P1"/>
      <text:p text:style-name="P1"/>
      <text:p text:style-name="P1">Proposed Contributions:</text:p>
      <text:list xml:id="list381259547394270052" text:style-name="L5">
        <text:list-item>
          <text:p text:style-name="P6">develop and formalize declarative form of previous work by Reppy and Xiao in HOL.</text:p>
        </text:list-item>
        <text:list-item>
          <text:p text:style-name="P6">Extend with events and choice combinator. <text:s/></text:p>
        </text:list-item>
        <text:list-item>
          <text:p text:style-name="P6">Formally prove soundness of analysis and relations with previous work by Reppy and Xiao.</text:p>
        </text:list-item>
      </text:list>
      <text:p text:style-name="P1"/>
      <text:p text:style-name="P1">Future work:</text:p>
      <text:list xml:id="list9026275773947585548" text:style-name="L6">
        <text:list-item>
          <text:p text:style-name="P7">extend analysis to include sequence (TE) and pair (reagents) combinators.</text:p>
        </text:list-item>
        <text:list-item>
          <text:p text:style-name="P7">Implement topology recognition algorithm in MLton.</text:p>
        </text:list-item>
        <text:list-item>
          <text:p text:style-name="P7">Implement parallel processes in MLton. </text:p>
        </text:list-item>
        <text:list-item>
          <text:p text:style-name="P7">Implement specialized communication procedures in MLton.</text:p>
        </text:list-item>
        <text:list-item>
          <text:p text:style-name="P7">Collect and analyze empirical data on communication overhead in MLton.</text:p>
        </text:list-item>
        <text:list-item>
          <text:p text:style-name="P7">Determine other ways to reduce costs - shared core specialization; CPU : IO ratio?</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orgia" svg:font-family="Georgia, serif"/>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STSong" svg:font-family="STSong" style:font-pitch="variable"/>
    <style:font-face style:name="Tinos" svg:font-family="Tinos"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10-18T14:05:44</dc:date>
    <dc:creator>Thomas Logan</dc:creator>
    <meta:generator>OpenOffice/4.1.3$Unix OpenOffice.org_project/413m1$Build-9783</meta:generator>
    <meta:editing-duration>P11DT3H15M55S</meta:editing-duration>
    <meta:editing-cycles>56</meta:editing-cycles>
    <meta:document-statistic meta:table-count="0" meta:image-count="0" meta:object-count="0" meta:page-count="6" meta:paragraph-count="74" meta:word-count="1867" meta:character-count="12803"/>
  </office:meta>
</office:document-meta>
</file>